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2">
          <table:table-cell office:value-type="string">
            <text:p>"ようこそ！ $pさん"</text:p>
          </table:table-cell>
          <table:table-cell office:value-type="string">
            <text:p>Welcome $p!</text:p>
            <text:p/>
          </table:table-cell>
        </table:table-row>
        <table:table-row table:style-name="ro2">
          <table:table-cell office:value-type="string">
            <text:p>"バンピートロットの世界へ"</text:p>
          </table:table-cell>
          <table:table-cell office:value-type="string">
            <text:p>To the world of Steambot Chornicles.</text:p>
            <text:p/>
          </table:table-cell>
        </table:table-row>
        <table:table-row table:style-name="ro2">
          <table:table-cell office:value-type="string">
            <text:p>"これから強敵たちがあなたに勝負を"</text:p>
          </table:table-cell>
          <table:table-cell office:value-type="string">
            <text:p>From now on, powerful opponents will</text:p>
            <text:p/>
          </table:table-cell>
        </table:table-row>
        <table:table-row table:style-name="ro2">
          <table:table-cell office:value-type="string">
            <text:p>"挑んできます"</text:p>
          </table:table-cell>
          <table:table-cell office:value-type="string">
            <text:p>challenge you to a game of Blokus.</text:p>
            <text:p/>
          </table:table-cell>
        </table:table-row>
        <table:table-row table:style-name="ro2">
          <table:table-cell office:value-type="string">
            <text:p>"彼らとブロックス勝負をして"</text:p>
          </table:table-cell>
          <table:table-cell office:value-type="string">
            <text:p>Play with them and try to conquer</text:p>
            <text:p/>
          </table:table-cell>
        </table:table-row>
        <table:table-row table:style-name="ro2">
          <table:table-cell office:value-type="string">
            <text:p>"彼、彼女たちとブロックス勝負をして"</text:p>
          </table:table-cell>
          <table:table-cell office:value-type="string">
            <text:p>Play with them and try to conquer</text:p>
            <text:p/>
          </table:table-cell>
        </table:table-row>
        <table:table-row table:style-name="ro3">
          <table:table-cell office:value-type="string">
            <text:p>"すべてのマスを制覇してください"</text:p>
          </table:table-cell>
          <table:table-cell office:value-type="string">
            <text:p>all the spaces. Good luck!</text:p>
          </table:table-cell>
        </table:table-row>
        <table:table-row table:style-name="ro1">
          <table:table-cell table:number-columns-repeated="2" office:value-type="string">
            <text:p>$e0$e1$e2$e3$e4$e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8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8:01:39.12</dc:date>
    <meta:editing-duration>PT1M38S</meta:editing-duration>
    <meta:editing-cycles>2</meta:editing-cycles>
    <meta:generator>OpenOffice/4.1.14$Win32 OpenOffice.org_project/4114m1$Build-9811</meta:generator>
    <meta:document-statistic meta:table-count="3" meta:cell-count="18" meta:object-count="0"/>
  </office:meta>
</office:document-meta>
</file>